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r8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1.2cm" fo:margin-right="0cm" fo:text-indent="-0.9cm"/>
      <style:text-properties fo:color="#ffffff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6cm" fo:margin-right="0cm" text:enable-numbering="false" fo:text-indent="-0.6cm"/>
    </style:style>
    <style:style style:name="P13" style:family="paragraph">
      <style:paragraph-properties fo:margin-left="0cm" fo:margin-right="0cm" fo:text-indent="0cm"/>
      <style:text-properties fo:font-size="3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4.8cm" fo:margin-right="0cm" fo:text-indent="-0.6cm"/>
    </style:style>
    <style:style style:name="P18" style:family="paragraph">
      <style:paragraph-properties fo:margin-left="1.2cm" fo:margin-right="0cm" fo:text-indent="-0.9cm"/>
      <style:text-properties fo:font-size="20pt" fo:font-weight="bold"/>
    </style:style>
    <style:style style:name="P19" style:family="paragraph">
      <style:paragraph-properties fo:margin-left="1.2cm" fo:margin-right="0cm" text:enable-numbering="false" fo:text-indent="-0.9cm"/>
      <style:text-properties fo:font-size="22pt" fo:font-weight="bold"/>
    </style:style>
    <style:style style:name="P20" style:family="paragraph">
      <style:paragraph-properties fo:margin-left="0cm" fo:margin-right="0cm" fo:text-indent="0cm"/>
      <style:text-properties fo:color="#23ff23" fo:font-size="20pt" fo:font-weight="bold"/>
    </style:style>
    <style:style style:name="P21" style:family="paragraph">
      <style:paragraph-properties fo:text-align="center"/>
    </style:style>
    <style:style style:name="P22" style:family="paragraph">
      <style:paragraph-properties fo:margin-left="7.2cm" fo:margin-right="0cm" text:enable-numbering="false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00"/>
    </style:style>
    <style:style style:name="T4" style:family="text">
      <style:text-properties fo:color="#ffffff"/>
    </style:style>
    <style:style style:name="T5" style:family="text">
      <style:text-properties fo:color="#23ff23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/>
    </style:style>
    <style:style style:name="T9" style:family="text">
      <style:text-properties fo:color="#ffff00" fo:font-size="20pt" fo:font-weight="bold"/>
    </style:style>
    <style:style style:name="T10" style:family="text">
      <style:text-properties fo:font-size="20pt" fo:font-weight="bold"/>
    </style:style>
    <style:style style:name="T11" style:family="text">
      <style:text-properties fo:color="#ccccff" fo:font-size="20pt" fo:font-weight="bold"/>
    </style:style>
    <style:style style:name="T12" style:family="text">
      <style:text-properties fo:color="#23ff23" fo:font-size="20pt" fo:font-weight="bold"/>
    </style:style>
    <style:style style:name="T13" style:family="text">
      <style:text-properties fo:color="#ffff00" fo:font-weight="bold"/>
    </style:style>
    <style:style style:name="T14" style:family="text">
      <style:text-properties fo:color="#23ff23" fo:font-weight="bold"/>
    </style:style>
    <style:style style:name="T15" style:family="text">
      <style:text-properties fo:font-weight="bold"/>
    </style:style>
    <style:style style:name="T16" style:family="text">
      <style:text-properties fo:color="#ccccff" fo:font-weight="bold"/>
    </style:style>
    <style:style style:name="T17" style:family="text">
      <style:text-properties fo:color="#ccccff"/>
    </style:style>
    <style:style style:name="T18" style:family="text">
      <style:text-properties fo:color="#ff8080"/>
    </style:style>
    <style:style style:name="T19" style:family="text">
      <style:text-properties fo:color="#ff8080" fo:font-size="20pt" fo:font-weight="bold"/>
    </style:style>
    <style:style style:name="T20" style:family="text">
      <style:text-properties fo:color="#ffcc99" fo:font-size="22pt" fo:font-weight="bold"/>
    </style:style>
    <style:style style:name="T21" style:family="text">
      <style:text-properties fo:font-size="22pt" fo:font-weight="bold"/>
    </style:style>
    <style:style style:name="T22" style:family="text">
      <style:text-properties fo:color="#00ffff" fo:font-size="22pt" fo:font-weight="bold"/>
    </style:style>
    <style:style style:name="T23" style:family="text">
      <style:text-properties fo:color="#23ff23" fo:font-size="22pt" fo:font-weight="bold"/>
    </style:style>
    <style:style style:name="T24" style:family="text">
      <style:text-properties fo:color="#ccccff" fo:font-size="22pt" fo:font-weight="bold"/>
    </style:style>
    <style:style style:name="T25" style:family="text">
      <style:text-properties fo:color="#ff3366" fo:font-size="22pt" fo:font-weight="bold"/>
    </style:style>
    <style:style style:name="T26" style:family="text">
      <style:text-properties fo:color="#ffffff" fo:font-size="24pt" fo:font-weight="normal"/>
    </style:style>
    <style:style style:name="T27" style:family="text">
      <style:text-properties fo:color="#ff8080" fo:font-size="22pt" fo:font-weight="bold"/>
    </style:style>
    <style:style style:name="T28" style:family="text">
      <style:text-properties fo:color="#ffffff" fo:font-size="22pt" fo:font-weight="bold"/>
    </style:style>
    <style:style style:name="T29" style:family="text">
      <style:text-properties fo:color="#23ff23" fo:font-size="24pt" fo:font-weight="bold"/>
    </style:style>
    <style:style style:name="T30" style:family="text">
      <style:text-properties fo:color="#ff8080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Arrays and Lists</presentation:footer-decl>
      <presentation:footer-decl presentation:name="ftr2">CMPTxxxx</presentation:footer-decl>
      <presentation:date-time-decl presentation:name="dtd1" presentation:source="fixed">28 Sep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5.1-5.5: Arrays<text:line-break/>Py 10.1-10.7: List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8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03 (ch4)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 (ch4): <text:span text:style-name="T2">10 minutes, 20 points</text:span></text:p>
          </draw:text-box>
        </draw:frame>
        <draw:frame presentation:style-name="pr5" draw:text-style-name="P8" draw:id="id6" draw:layer="layout" svg:width="25.199cm" svg:height="14.267cm" svg:x="1.4cm" svg:y="4.507cm" presentation:class="outline">
          <draw:text-box>
            <text:list text:style-name="L4">
              <text:list-item>
                <text:p text:style-name="P5">Define <text:span text:style-name="T3">recursion</text:span> in your own words.</text:p>
              </text:list-item>
            </text:list>
            <text:list text:style-name="L4">
              <text:list-item>
                <text:list>
                  <text:list-item>
                    <text:p text:style-name="P6">Write a short <text:span text:style-name="T3">example</text:span> in Python to illustrat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(It doesn't have to do anything useful.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hat is the <text:span text:style-name="T3">call stack</text:span> used for?</text:p>
              </text:list-item>
            </text:list>
            <text:list text:style-name="L4">
              <text:list-item>
                <text:p text:style-name="P5">What are <text:span text:style-name="T3">global variables</text:span> and why are they bad?</text:p>
              </text:list-item>
            </text:list>
            <text:list text:style-name="L4">
              <text:list-item>
                <text:p text:style-name="P5"><text:span text:style-name="T4">Write a Python </text:span><text:span text:style-name="T3">function</text:span><text:span text:style-name="T4"> that returns the value of the sum </text:span><text:span text:style-name="T5">1 + 2 + 3 + ... + n</text:span><text:span text:style-name="T4">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Docstring / comments not necessary but useful for partial credit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: <text:span text:style-name="T2">answers #1-2</text:span></text:p>
          </draw:text-box>
        </draw:frame>
        <draw:frame presentation:style-name="pr5" draw:text-style-name="P8" draw:id="id7" draw:layer="layout" svg:width="25.199cm" svg:height="14.267cm" svg:x="1.4cm" svg:y="4.507cm" presentation:class="outline">
          <draw:text-box>
            <text:list text:style-name="L4">
              <text:list-item>
                <text:p text:id="id8" text:style-name="P5">What is <text:span text:style-name="T3">recursion</text:span>?</text:p>
              </text:list-item>
            </text:list>
            <text:list text:style-name="L4">
              <text:list-item>
                <text:list>
                  <text:list-item>
                    <text:p text:id="id9" text:style-name="P6">A recursive function invokes itself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" text:style-name="P10"><text:span text:style-name="T6">def countdown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" text:style-name="P11"><text:span text:style-name="T6">if n &lt;= 0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12" text:style-name="P12"><text:span text:style-name="T6">return 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" text:style-name="P11"><text:span text:style-name="T6">print n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" text:style-name="P11"><text:span text:style-name="T6">return countdown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15" text:style-name="P5">What is the<text:span text:style-name="T3"> call stack</text:span>?</text:p>
              </text:list-item>
            </text:list>
            <text:list text:style-name="L4">
              <text:list-item>
                <text:list>
                  <text:list-item>
                    <text:p text:id="id16" text:style-name="P6">Keeps track of which procedures are currently running. <text:s/>Made up of stack frames, recording local variables and parameters for each function invocation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3: <text:span text:style-name="T2">answers #3-4</text:span></text:p>
          </draw:text-box>
        </draw:frame>
        <draw:frame presentation:style-name="pr5" draw:text-style-name="P8" draw:id="id1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8" text:style-name="P5">What are <text:span text:style-name="T3">global</text:span> variables?</text:p>
              </text:list-item>
            </text:list>
            <text:list text:style-name="L4">
              <text:list-item>
                <text:list>
                  <text:list-item>
                    <text:p text:id="id19" text:style-name="P6"><text:span text:style-name="T7">Accessible everywhere in the module: even inside functions defined in the modu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6"><text:span text:style-name="T7">Functions can modify global variables and cause unintended side-effects</text:span></text:p>
                  </text:list-item>
                </text:list>
              </text:list-item>
            </text:list>
            <text:list text:style-name="L4">
              <text:list-item>
                <text:p text:id="id21" text:style-name="P5">Calculate the sum <text:span text:style-name="T5">1 + 2 + ... + n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2" text:style-name="P10"><text:span text:style-name="T6">def sum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3" text:style-name="P11"><text:span text:style-name="T6">result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11"><text:span text:style-name="T6">for term in range(1,n+1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25" text:style-name="P12"><text:span text:style-name="T6">result += ter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6" text:style-name="P11"><text:span text:style-name="T6">return resul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background" smil:attributeName="visibility" smil:to="visible"/>
                  <anim:transitionFilter smil:dur="0.5s" smil:targetElement="id1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5.199cm" svg:height="3.178cm" svg:x="1cm" svg:y="0.337cm" presentation:class="title" presentation:user-transformed="true">
          <draw:text-box>
            <text:p text:style-name="P1"><text:span text:style-name="T8">What's on today (§5.1-5.5, Py 10.1-10.7)</text:span>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4">
              <text:list-item>
                <text:p text:style-name="P14">Python <text:span text:style-name="T3">lists</text:span> vs. M2/C <text:span text:style-name="T3">arrays</text:span></text:p>
              </text:list-item>
            </text:list>
            <text:list text:style-name="L4">
              <text:list-item>
                <text:p text:style-name="P14">Lists as function <text:span text:style-name="T3">parameters</text:span></text:p>
              </text:list-item>
            </text:list>
            <text:list text:style-name="L4">
              <text:list-item>
                <text:p text:style-name="P14"><text:span text:style-name="T3">Multidimensional</text:span> arrays/lists</text:p>
              </text:list-item>
            </text:list>
            <text:list text:style-name="L4">
              <text:list-item>
                <text:p text:style-name="P14"><text:span text:style-name="T3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embership</text:span>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Concatenate</text:span> (<text:span text:style-name="T5">+</text:span>), <text:span text:style-name="T3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Delete</text:span> (<text:span text:style-name="T5">del</text:span>), <text:span text:style-name="T3">slice</text:span> (<text:span text:style-name="T5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liasing</text:span> vs. <text:span text:style-name="T3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4"><text:span text:style-name="T9">Atomic</text:span><text:span text:style-name="T10"> typ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Scalar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Real types (</text:span><text:span text:style-name="T11">REAL</text:span><text:span text:style-name="T10">, </text:span><text:span text:style-name="T11">LONGREAL</text:span><text:span text:style-name="T10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Ordinal types (</text:span><text:span text:style-name="T11">CHAR</text:span><text:span text:style-name="T10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Whole number types (</text:span><text:span text:style-name="T11">INTEGER</text:span><text:span text:style-name="T10">, </text:span><text:span text:style-name="T11">CARDINAL</text:span><text:span text:style-name="T1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Enumerations (</text:span><text:span text:style-name="T11">§5.2.1</text:span><text:span text:style-name="T10">) (</text:span><text:span text:style-name="T11">BOOLEAN</text:span><text:span text:style-name="T1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Subranges (</text:span><text:span text:style-name="T11">§5.2.2</text:span><text:span text:style-name="T1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10">Structured (</text:span><text:span text:style-name="T9">aggregate</text:span><text:span text:style-name="T10">) typ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Arrays (</text:span><text:span text:style-name="T11">§5.3</text:span><text:span text:style-name="T1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Strings (</text:span><text:span text:style-name="T11">§5.3.1</text:span><text:span text:style-name="T10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Sets (</text:span><text:span text:style-name="T11">§9.2-9.6</text:span><text:span text:style-name="T1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Records (</text:span><text:span text:style-name="T11">§9.7-9.12</text:span><text:span text:style-name="T10">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0">Also can have </text:span><text:span text:style-name="T9">user-defined</text:span><text:span text:style-name="T10"> type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8" draw:layer="layout" svg:width="25.199cm" svg:height="14.504cm" svg:x="1.4cm" svg:y="4.507cm" presentation:class="outline" presentation:user-transformed="true">
          <draw:text-box>
            <text:list text:style-name="L4">
              <text:list-item>
                <text:p text:style-name="P14"><text:span text:style-name="T9">Atomic</text:span><text:span text:style-name="T10"> typ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Numb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Integers (</text:span><text:span text:style-name="T11">int</text:span><text:span text:style-name="T10">, </text:span><text:span text:style-name="T11">long, bool</text:span><text:span text:style-name="T10">): </text:span><text:span text:style-name="T12">5</text:span><text:span text:style-name="T10">, </text:span><text:span text:style-name="T12">500000L</text:span><text:span text:style-name="T10">, </text:span><text:span text:style-name="T12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Reals (</text:span><text:span text:style-name="T11">float</text:span><text:span text:style-name="T10">) (only double-precision): </text:span><text:span text:style-name="T12">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Complex numbers (</text:span><text:span text:style-name="T11">complex</text:span><text:span text:style-name="T10">): </text:span><text:span text:style-name="T12">5+2j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10">Container (</text:span><text:span text:style-name="T9">aggregate</text:span><text:span text:style-name="T10">) typ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Strings (</text:span><text:span text:style-name="T11">str</text:span><text:span text:style-name="T10">): </text:span><text:span text:style-name="T12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Tuples (</text:span><text:span text:style-name="T11">tuple</text:span><text:span text:style-name="T10">):</text:span><text:span text:style-name="T10"><text:tab/></text:span><text:span text:style-name="T12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Lists (</text:span><text:span text:style-name="T11">list</text:span><text:span text:style-name="T10">):</text:span><text:span text:style-name="T10"><text:tab/></text:span><text:span text:style-name="T10"><text:tab/></text:span><text:span text:style-name="T12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0">Dictionaries (</text:span><text:span text:style-name="T11">dict</text:span><text:span text:style-name="T10">):</text:span><text:span text:style-name="T10"><text:tab/></text:span><text:span text:style-name="T12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(also C)</text:p>
          </draw:text-box>
        </draw:frame>
        <draw:frame presentation:style-name="pr7" draw:text-style-name="P10" draw:layer="layout" svg:width="25.199cm" svg:height="14.572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4">DayName</text:span><text:span text:style-name="T15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today : </text:span><text:span text:style-name="T14">DayName</text:span><text:span text:style-name="T15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today := M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We could have used <text:span text:style-name="T17">CARDINAL</text:span>s instead<text:line-break/>(and indeed the underlying implementation does)</text:p>
              </text:list-item>
            </text:list>
            <text:list text:style-name="L4">
              <text:list-item>
                <text:list>
                  <text:list-item>
                    <text:p text:style-name="P15">But the logical semantic of today's type is a <text:span text:style-name="T5">DayName</text:span> type, not a <text:span text:style-name="T17">CARDINAL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4">Can be thought of as Sun=0, Mon=1, Tue=2, ...</text:span></text:p>
              </text:list-item>
            </text:list>
            <text:list text:style-name="L4">
              <text:list-item>
                <text:p text:style-name="P14"><text:span text:style-name="T4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s in Python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4">Python doesn't have a built-in type exactly like arrays, but it does have <text:span text:style-name="T3">lis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nelliesWages = [0.0, 25.75, 0.0, 0.0, 0.0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nelliesWages[1]</text:span><text:span text:style-name="T5"><text:tab/></text:span><text:tab/><text:tab/><text:tab/><text:span text:style-name="T18"># returns 25.7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Under the covers, Python often <text:span text:style-name="T3">implements</text:span> lists using arrays, but lists are more <text:span text:style-name="T3">powerful</text:span>:</text:p>
              </text:list-item>
            </text:list>
            <text:list text:style-name="L4">
              <text:list-item>
                <text:list>
                  <text:list-item>
                    <text:p text:style-name="P6">Can change <text:span text:style-name="T3">length</text:span> dynamical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store items of different <text:span text:style-name="T3">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<text:span text:style-name="T3">delete</text:span>/<text:span text:style-name="T3">insert</text:span> items mid-list</text:p>
                  </text:list-item>
                </text:list>
              </text:list-item>
            </text:list>
            <text:list text:style-name="L4">
              <text:list-item>
                <text:p text:style-name="P5">For now, we'll treat Python lists as <text:span text:style-name="T3">array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4">We know one way to generate a list: <text:span text:style-name="T5">range(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range(10)</text:span><text:span text:style-name="T10"><text:tab/></text:span><text:span text:style-name="T10"><text:tab/></text:span><text:span text:style-name="T19"># returns [0, 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r create directly in square <text:span text:style-name="T3">bracke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myApples = ["Fuji", "Gala", "Red Delicious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e can <text:span text:style-name="T3">iterate</text:span> through a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for idx in range(len(myApples)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print "I like", myApples[idx]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Even easie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for apple in myApple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print "I like", apple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s as parameters</text:p>
          </draw:text-box>
        </draw:frame>
        <draw:frame presentation:style-name="pr5" draw:text-style-name="P19" draw:layer="layout" svg:width="25.199cm" svg:height="14.705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0">def</text:span><text:span text:style-name="T21"> </text:span><text:span text:style-name="T22">average</text:span><text:span text:style-name="T21">(vec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"""Return the average of the vector's valu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pre: vec should have scalar values (float, int) and not be empt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sum</text:span><text:span text:style-name="T21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0">for</text:span><text:span text:style-name="T21"> elt </text:span><text:span text:style-name="T20">in</text:span><text:span text:style-name="T21"> vec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4">sum</text:span><text:span text:style-name="T21"> += el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0">return</text:span><text:span text:style-name="T21"> </text:span><text:span text:style-name="T24">sum</text:span><text:span text:style-name="T21"> / </text:span><text:span text:style-name="T24">len</text:span><text:span text:style-name="T21">(ve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1">myList = </text:span><text:span text:style-name="T24">range</text:span><text:span text:style-name="T21">(9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0">print</text:span><text:span text:style-name="T21"> average(myList)</text:span><text:span text:style-name="T21"><text:tab/></text:span><text:span text:style-name="T21"><text:tab/></text:span><text:span text:style-name="T21"><text:tab/></text:span><text:span text:style-name="T21"><text:tab/></text:span><text:span text:style-name="T25"># prints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6">What happens when we pass an empty array? <text:s/>An atomic value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ype-checking list parameters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4">Since Python is <text:span text:style-name="T3">dynamically</text:span>-typed, the function definition doesn't specify what <text:span text:style-name="T3">type</text:span> the parameter is, or even that it needs to be a <text:span text:style-name="T3">list</text:span></text:p>
              </text:list-item>
            </text:list>
            <text:list text:style-name="L4">
              <text:list-item>
                <text:list>
                  <text:list-item>
                    <text:p text:style-name="P15">Easy way out: state expected type in <text:span text:style-name="T3">precondi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Or do <text:span text:style-name="T3">type checking</text:span> in the functio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if type(vec) != list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print "Need to pass this function a list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retu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y also want to check for <text:span text:style-name="T3">empty</text:span> lis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2">if len(vec) == 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5">for, len()</text:span>, etc. don't work on <text:span text:style-name="T3">atomic</text:span> typ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4">
              <text:list-item>
                <text:p text:style-name="P14">In <text:span text:style-name="T3">statically</text:span>-typed languages like M2, C, etc., the procedure declaration needs to specify that the parameter is an <text:span text:style-name="T3">array</text:span>, and the <text:span text:style-name="T3">type</text:span> of its elements: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2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PROCEDURE Average(myList: ARRAY of REAL) : RE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float average(float* myList, unsigned int len) {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n M2, <text:span text:style-name="T5">HIGH(myList)</text:span> gets the <text:span text:style-name="T3">length</text:span></text:p>
              </text:list-item>
            </text:list>
            <text:list text:style-name="L4">
              <text:list-item>
                <text:p text:style-name="P5">In C, length is <text:span text:style-name="T3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4">
              <text:list-item>
                <text:p text:style-name="P14"><text:span text:style-name="T3">Multidimensional</text:span> arrays are simply arrays of array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myMatrix = [ [0.0, 0.1, 0.2, 0.3],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[1.0, 1.1, 1.2, 1.3],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<text:tab/></text:span><text:span text:style-name="T23"><text:tab/></text:span><text:span text:style-name="T23"><text:tab/></text:span><text:span text:style-name="T23"><text:tab/></text:span><text:span text:style-name="T23">[2,0, 2.1, 2.2, 2.3]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Accessing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myMatrix[1][2] = 1.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Row-major</text:span> convention:</text:p>
              </text:list-item>
            </text:list>
          </draw:text-box>
        </draw:frame>
        <draw:frame draw:style-name="gr3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0" draw:id="id1" draw:layer="layout" svg:width="4.473cm" svg:height="1.038cm" svg:x="22.761cm" svg:y="13.945cm">
          <draw:text-box>
            <text:p text:style-name="P1"><text:span text:style-name="T12">myMatrix[1]</text:span></text:p>
          </draw:text-box>
        </draw:frame>
        <draw:connector draw:style-name="gr5" draw:text-style-name="P21" draw:layer="layout" draw:type="line" svg:x1="22.761cm" svg:y1="14.464cm" svg:x2="21.96cm" svg:y2="16.707cm" draw:start-shape="id1" draw:start-glue-point="3" draw:end-shape="id2" draw:end-glue-point="1">
          <text:p text:style-name="P1"/>
        </draw:connector>
        <draw:ellipse draw:style-name="gr6" draw:text-style-name="P21" draw:id="id4" draw:layer="layout" svg:width="1.905cm" svg:height="1.27cm" svg:x="18.215cm" svg:y="16.175cm">
          <text:p text:style-name="P1"/>
        </draw:ellipse>
        <draw:connector draw:style-name="gr7" draw:text-style-name="P21" draw:id="id28" draw:layer="layout" draw:type="curve" svg:x1="12.235cm" svg:y1="11.435cm" svg:x2="19.167cm" svg:y2="16.175cm" draw:start-shape="id3" draw:start-glue-point="1" draw:end-shape="id4" draw:end-glue-point="0">
          <text:p text:style-name="P1"/>
        </draw:connector>
        <draw:ellipse draw:style-name="gr8" draw:text-style-name="P21" draw:id="id3" draw:layer="layout" svg:width="1.905cm" svg:height="1.27cm" svg:x="10.33cm" svg:y="10.8cm">
          <text:p text:style-name="P1"/>
        </draw:ellipse>
        <draw:ellipse draw:style-name="gr6" draw:text-style-name="P21" draw:id="id5" draw:layer="layout" svg:width="8.888cm" svg:height="1.27cm" svg:x="13.972cm" svg:y="16.175cm">
          <text:p text:style-name="P1"/>
        </draw:ellipse>
        <draw:connector draw:style-name="gr7" draw:text-style-name="P21" draw:id="id27" draw:layer="layout" draw:type="curve" svg:x1="24.997cm" svg:y1="14.983cm" svg:x2="22.86cm" svg:y2="16.81cm" draw:start-shape="id1" draw:start-glue-point="2" draw:end-shape="id5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multidim arrays</text:p>
          </draw:text-box>
        </draw:frame>
        <draw:frame presentation:style-name="pr8" draw:text-style-name="P1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7">def</text:span><text:span text:style-name="T28"> </text:span><text:span text:style-name="T22">matrix_average</text:span><text:span text:style-name="T28">(matrix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"""Return the average value from the 2D matrix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Pre: matrix must be a non-empty 2D array of scalar value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sum</text:span><text:span text:style-name="T28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4">num_entries</text:span><text:span text:style-name="T28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7">for</text:span><text:span text:style-name="T28"> </text:span><text:span text:style-name="T24">row</text:span><text:span text:style-name="T28"> in range(</text:span><text:span text:style-name="T27">len</text:span><text:span text:style-name="T28">(matrix)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7">for</text:span><text:span text:style-name="T28"> </text:span><text:span text:style-name="T24">col</text:span><text:span text:style-name="T28"> in range(</text:span><text:span text:style-name="T27">len</text:span><text:span text:style-name="T28">(matrix[row])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4">sum</text:span><text:span text:style-name="T28"> += matrix[</text:span><text:span text:style-name="T24">row</text:span><text:span text:style-name="T28">][</text:span><text:span text:style-name="T24">col</text:span><text:span text:style-name="T28">]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4">num_entries</text:span><text:span text:style-name="T28"> += </text:span><text:span text:style-name="T27">len</text:span><text:span text:style-name="T28">(matrix[row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7">return</text:span><text:span text:style-name="T28"> </text:span><text:span text:style-name="T24">sum</text:span><text:span text:style-name="T28"> / </text:span><text:span text:style-name="T24">num_en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 operations (Python specific)</text:p>
          </draw:text-box>
        </draw:frame>
        <draw:frame presentation:style-name="pr5" draw:text-style-name="P5" draw:layer="layout" svg:width="25.199cm" svg:height="14.85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myApples = [ "Fuji", "Gala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est for list <text:span text:style-name="T3">membership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if "Fuji" in myApples: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# 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3">Concatenat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[ 'a', 'b', 'c' ] + [ 'd', 'e' ]</text:span><text:span text:style-name="T29"><text:tab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Repeat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[ 'a', 'b', 'c' ] *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Modify</text:span> list entries (mutable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myApples[1] = "Braeburn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onvert a <text:span text:style-name="T3">string</text:span> to a list of character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9">list("Hello World!")</text:span><text:span text:style-name="T29"><text:tab/></text:span><text:span text:style-name="T29"><text:tab/></text:span><text:span text:style-name="T29"><text:tab/></text:span><text:span text:style-name="T29"><text:tab/></text:span><text:span text:style-name="T30"># ['H', 'e', 'l', 'l', 'o', ...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4">
              <text:list-item>
                <text:p text:style-name="P14"><text:span text:style-name="T3">Delete</text:span> an element of the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del myApples[1]</text:span><text:span text:style-name="T23"><text:tab/></text:span><text:span text:style-name="T23"><text:tab/></text:span><text:span text:style-name="T27"># [ "Fuji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List <text:span text:style-name="T3">slice</text:span> (<text:span text:style-name="T17">start</text:span>:<text:span text:style-name="T17">end</text:span>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myApples[0:1]</text:span><text:span text:style-name="T23"><text:tab/></text:span><text:span text:style-name="T23"><text:tab/></text:span><text:span text:style-name="T27"># [ "Fuji", "Gala"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Assignment is <text:span text:style-name="T3">aliasing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yourApples = myApples</text:span><text:span text:style-name="T23"><text:tab/></text:span><text:span text:style-name="T23"><text:tab/></text:span><text:span text:style-name="T27"># points to same arra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Use a whole-list slice to <text:span text:style-name="T3">copy</text:span> a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23">yourApples = myApples[: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7"># [:] is shorthand for [0:-1] or [0:len(myApples)-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5.199cm" svg:height="3.178cm" svg:x="1cm" svg:y="0.337cm" presentation:class="title" presentation:user-transformed="true">
          <draw:text-box>
            <text:p text:style-name="P1"><text:span text:style-name="T8">Summary of today (§5.1-5.5, Py 10.1-10.7</text:span><text:span text:style-name="T8">)</text:span>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4">
              <text:list-item>
                <text:p text:style-name="P14">Python <text:span text:style-name="T3">lists</text:span> vs. M2/C <text:span text:style-name="T3">arrays</text:span></text:p>
              </text:list-item>
            </text:list>
            <text:list text:style-name="L4">
              <text:list-item>
                <text:p text:style-name="P14">Lists as function <text:span text:style-name="T3">parameters</text:span></text:p>
              </text:list-item>
            </text:list>
            <text:list text:style-name="L4">
              <text:list-item>
                <text:p text:style-name="P14"><text:span text:style-name="T3">Multidimensional</text:span> arrays/lists</text:p>
              </text:list-item>
            </text:list>
            <text:list text:style-name="L4">
              <text:list-item>
                <text:p text:style-name="P14"><text:span text:style-name="T3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Membership</text:span> (<text:span text:style-name="T5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Concatenate</text:span> (<text:span text:style-name="T5">+</text:span>), <text:span text:style-name="T3">repeat</text:span> (<text:span text:style-name="T5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Delete</text:span> (<text:span text:style-name="T5">del</text:span>), <text:span text:style-name="T3">slice</text:span> (<text:span text:style-name="T5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Aliasing</text:span> vs. <text:span text:style-name="T3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4"><text:span text:style-name="T3">HW03</text:span> due next <text:span text:style-name="T5">Mon</text:span>:</text:p>
              </text:list-item>
            </text:list>
            <text:list text:style-name="L4">
              <text:list-item>
                <text:list>
                  <text:list-item>
                    <text:p text:style-name="P15">M2 ch4 # 7, 18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M2 ch5 # 15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3">Lab 03</text:span> due <text:span text:style-name="T5">Wed</text:span>:</text:p>
              </text:list-item>
            </text:list>
            <text:list text:style-name="L4">
              <text:list-item>
                <text:list>
                  <text:list-item>
                    <text:p text:style-name="P15">M2 ch4 # (23 / 27 / 36)</text:p>
                  </text:list-item>
                </text:list>
              </text:list-item>
            </text:list>
            <text:list text:style-name="L4">
              <text:list-item>
                <text:p text:style-name="P14">Read through <text:span text:style-name="T3">M2 ch5</text:span> and <text:span text:style-name="T3">Py ch7, plus Py ch10</text:span><text:line-break/></text:p>
              </text:list-item>
            </text:list>
            <text:list text:style-name="L4">
              <text:list-item>
                <text:p text:style-name="P14"><text:span text:style-name="T3">Midterm ch1-5</text:span> next week <text:span text:style-name="T5">Fri 5Oc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09-28T16:02:54</meta:creation-date>
    <dc:creator>Sean Ho</dc:creator>
    <dc:date>2007-09-28T16:04:51</dc:date>
    <meta:editing-cycles>22</meta:editing-cycles>
    <meta:editing-duration>PT9H19M43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